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DatabaseClientUnitTests.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atabaseClientUnitTests.to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atabaseClientUnitTests.mockStatementFor( @ Nullable String sql , @ Nullable Result resul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DatabaseClientUnitTests.onNext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DatabaseClientUnitTests.executeShouldBindNull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DatabaseClientUnitTests.executeShouldBindSettable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DatabaseClientUnitTests.mockSingleColumnEmpty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atabaseClientUnitTests.selectOneShouldFailWith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DatabaseClientUnitTests.bindTo( BindTarge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atabaseClientUnitTests.shouldApplyPreparedOp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efaultDatabaseClientUnitTests.mockStatementFor( String sq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atabaseClientUnitTests.on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atabaseClientUnitTests.bef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DatabaseClientUnitTests.shouldApplySimpleStatementFilterFun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DatabaseClientUnitTests.shouldApplyExecute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DatabaseClientUnitTests.shouldCloseConnectionOnlyO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efaultDatabaseClientUnitTests.mockStat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atabaseClientUnitTests.selectShouldEmitFirs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faultDatabaseClientUnitTests.mockSingleColumnResult( @ Nullable MockRow . Builder ro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DatabaseClientUnitTests.sqlSupplierInvocationIsDeferredUntilSub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DefaultDatabaseClientUnitTests.executeShouldBindNamedValuesFromInde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DatabaseClientUnitTests.mockStatement( Result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atabaseClientUnitTests.executeShouldBindNamedValuesBy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DatabaseClientUnitTests.executeShouldBindNamedNull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DatabaseClientUnitTests.onError(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DatabaseClientUnitTests.connectionFactoryIsExp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DatabaseClientUnitTests.shouldApplyStatementFilterFun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faultDatabaseClientUnitTests.selectShouldEmitAll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aultDatabaseClientUnitTests.onSubscribe( Subscription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DatabaseClientUnitTests.executeShouldBind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DatabaseClientUnitTests.rowsUpdatedShouldEmitSingl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